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2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0.161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5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4.7319in" style:type="center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bold" style:font-size-asian="12pt" style:font-weight-asian="bold"/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9pt" fo:font-weight="normal" style:font-size-asian="9pt" style:font-weight-asian="normal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9pt" fo:font-weight="normal" style:font-size-asian="9pt" style:font-weight-asian="normal"/>
    </style:style>
    <style:style style:name="P9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4.7319in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8pt" fo:font-weight="bold" style:font-size-asian="8pt" style:font-weight-asian="bold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 New Roman" fo:font-size="12pt" fo:font-weight="normal" officeooo:paragraph-rsid="00197bc6" style:font-size-asian="12pt" style:font-weight-asian="normal" style:font-name-complex="Times New Roman1"/>
    </style:style>
    <style:style style:name="P13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</style:style>
    <style:style style:name="P14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officeooo:paragraph-rsid="00182eb8"/>
    </style:style>
    <style:style style:name="P15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0.161in"/>
        </style:tab-stops>
      </style:paragraph-properties>
    </style:style>
    <style:style style:name="P16" style:family="paragraph" style:parent-style-name="Standard">
      <style:paragraph-properties fo:margin-left="0in" fo:margin-right="0.231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7" style:family="paragraph" style:parent-style-name="Standard">
      <style:text-properties officeooo:paragraph-rsid="0019e524"/>
    </style:style>
    <style:style style:name="P18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color="#000000" style:font-name="TimesNewRomanPSMT" fo:font-size="14pt" fo:font-weight="bold" style:font-size-asian="14pt" style:font-weight-asian="bold"/>
    </style:style>
    <style:style style:name="T1" style:family="text">
      <style:text-properties fo:color="#000000" style:font-name="TimesNewRomanPSMT" fo:font-size="12pt" fo:font-weight="bold" style:font-size-asian="12pt" style:font-weight-asian="bold" style:font-weight-complex="bold"/>
    </style:style>
    <style:style style:name="T2" style:family="text">
      <style:text-properties fo:color="#000000" style:font-name="TimesNewRomanPSMT" fo:font-size="12pt" fo:font-weight="normal" style:font-size-asian="12pt" style:font-weight-asian="normal"/>
    </style:style>
    <style:style style:name="T3" style:family="text">
      <style:text-properties fo:color="#000000" style:font-name="TimesNewRomanPSMT" fo:font-size="12pt" fo:letter-spacing="normal" fo:font-weight="normal" style:letter-kerning="true" style:font-size-asian="12pt" style:font-weight-asian="normal"/>
    </style:style>
    <style:style style:name="T4" style:family="text">
      <style:text-properties fo:color="#000000" style:font-name="TimesNewRomanPSMT" fo:font-size="10pt" fo:font-weight="bold" style:font-size-asian="10pt" style:font-weight-asian="bold"/>
    </style:style>
    <style:style style:name="T5" style:family="text">
      <style:text-properties fo:color="#000000" style:font-name="TimesNewRomanPSMT" fo:font-size="8pt" fo:font-weight="normal" style:font-size-asian="8pt" style:font-weight-asian="normal"/>
    </style:style>
    <style:style style:name="T6" style:family="text">
      <style:text-properties fo:color="#000000" style:font-name="Times New Roman" fo:font-size="12pt" fo:font-weight="normal" style:font-size-asian="12pt" style:font-weight-asian="normal"/>
    </style:style>
    <style:style style:name="T7" style:family="text">
      <style:text-properties fo:color="#000000" style:font-name="Times New Roman" fo:font-size="12pt" fo:letter-spacing="normal" fo:font-weight="normal" style:letter-kerning="false" style:font-size-asian="12pt" style:font-weight-asian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Dichiarazione sostitutiva di certificazione </text:p>
      <text:p text:style-name="P6">(Art. 46 T.U. 28-12-2000 n.445)</text:p>
      <text:p text:style-name="P1"/>
      <text:p text:style-name="P17"><text:span text:style-name="T7">I</text:span><text:span text:style-name="T8">o sottoscritt{%= @oa %} </text:span><text:span text:style-name="T9">{%= @persona.nome %} {%= @persona.cognome %}</text:span><text:span text:style-name="T8">, codice fiscale </text:span><text:span text:style-name="T9">{%= @persona.codice_fiscale %}</text:span><text:span text:style-name="T8">, </text:span></text:p>
      <text:p text:style-name="P17"><text:span text:style-name="T8">nat{%= @oa%} a </text:span><text:span text:style-name="T9">{%= @persona.comune_nascita %}</text:span><text:span text:style-name="T8"> il </text:span><text:span text:style-name="T9">{%= @persona.data_nascita %}</text:span><text:span text:style-name="T8">, <text:s/></text:span></text:p>
      <text:p text:style-name="P17"><text:span text:style-name="T2">residente a </text:span><text:span text:style-name="T1">{%= @persona.indirizzo_residenza.comune %}</text:span><text:span text:style-name="T2"> in </text:span><text:span text:style-name="T1">{%= @persona.indirizzo_residenza.to_s %}</text:span><text:span text:style-name="T3">,</text:span></text:p>
      <text:p text:style-name="P4">consapevole delle sanzioni penali, nel caso di dichiarazioni non veritiere, di formazione o uso di atti falsi, richiamate dall'art.76 del D.P.R. 445 del 28 Dicembre 2000</text:p>
      <text:p text:style-name="P7"/>
      <text:p text:style-name="P6">DICHIARO</text:p>
      <text:p text:style-name="P8"/>
      <text:p text:style-name="P1">di aver assolto ai seguenti obblighi contributivi:</text:p>
      <text:p text:style-name="P1"/>
      <text:p text:style-name="P15"><text:span text:style-name="T4"><text:tab/></text:span><text:span text:style-name="T2">nei confronti di . . . . . . . . . . . . . . . . . . per il periodo . . . . . . . . . . . . . . avendo versato €. . . . . . . . . </text:span></text:p>
      <text:p text:style-name="P2"><text:tab/>nei confronti di . . . . . . . . . . . . . . . . . . per il periodo . . . . . . . . . . . . . . avendo versato €. . . . . . . . . </text:p>
      <text:p text:style-name="P2"><text:tab/>nei confronti di . . . . . . . . . . . . . . . . . . per il periodo . . . . . . . . . . . . . . avendo versato €. . . . . . . . . </text:p>
      <text:p text:style-name="P2"><text:tab/>nei confronti di . . . . . . . . . . . . . . . . . . per il periodo . . . . . . . . . . . . . . avendo versato €. . . . . . . . . </text:p>
      <text:p text:style-name="P2"><text:tab/>nei confronti di . . . . . . . . . . . . . . . . . . per il periodo . . . . . . . . . . . . . . avendo versato €. . . . . . . . . </text:p>
      <text:p text:style-name="P2"><text:tab/>nei confronti di . . . . . . . . . . . . . . . . . . per il periodo . . . . . . . . . . . . . . avendo versato €. . . . . . . . . </text:p>
      <text:p text:style-name="P2"/>
      <text:p text:style-name="P12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16"/>
      <text:p text:style-name="P1"/>
      <text:p text:style-name="P14"><text:span text:style-name="T3">……………………………, <text:s/></text:span><text:span text:style-name="T6">li <text:s/>{%= @data %}</text:span></text:p>
      <text:p text:style-name="P13"><text:span text:style-name="T2"><text:s text:c="18"/></text:span><text:span text:style-name="T5">(luogo)</text:span></text:p>
      <text:p text:style-name="P13"/>
      <text:p text:style-name="P13"/>
      <text:p text:style-name="P10"/>
      <text:p text:style-name="P5"><text:tab/>………………………………</text:p>
      <text:p text:style-name="P9"/>
      <text:p text:style-name="P9"><text:tab/>(firma non autenticata)</text:p>
      <text:p text:style-name="P3"/>
      <text:p text:style-name="P11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52in" fo:margin-bottom="0.5382in" fo:margin-left="0.7874in" fo:margin-right="0.7874in" style:writing-mode="lr-tb" style:layout-grid-color="#c0c0c0" style:layout-grid-lines="2517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5-09-29T10:03:36.316125000</meta:creation-date>
    <meta:editing-cycles>5</meta:editing-cycles>
    <meta:editing-duration>PT8M39S</meta:editing-duration>
    <dc:date>2020-11-20T09:06:59.083994702</dc:date>
    <meta:document-statistic meta:table-count="0" meta:image-count="0" meta:object-count="0" meta:page-count="1" meta:paragraph-count="20" meta:word-count="495" meta:character-count="2238" meta:non-whitespace-character-count="1721"/>
  </office:meta>
</office:document-meta>
</file>